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Courier" svg:font-family="Courier" style:font-family-generic="modern" svg:panose-1="2 7 4 9 2 2 5 2 4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Roman 10cpi" svg:font-family="Roman 10cpi" style:font-family-generic="modern"/>
    <style:font-face style:name="Caladea" svg:font-family="Caladea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style:text-autospace="none" fo:text-align="end" fo:line-height="150%"/>
      <style:text-properties style:font-name="Caladea" style:font-name-complex="Caladea" fo:font-weight="bold" style:font-weight-asian="bold" fo:letter-spacing="normal" fo:font-size="13pt" style:font-size-asian="13pt" style:font-size-complex="13pt" fo:language="es" fo:country="AR" style:language-asian="es" style:country-asian="AR"/>
    </style:style>
    <style:style style:name="P12" style:parent-style-name="Normal" style:family="paragraph">
      <style:paragraph-properties style:text-autospace="none" fo:text-align="end" fo:line-height="150%"/>
    </style:style>
    <style:style style:name="T13" style:parent-style-name="Fuentedepárrafopredeter." style:family="text">
      <style:text-properties style:font-name="Caladea" style:font-name-complex="Caladea" fo:font-weight="bold" style:font-weight-asian="bold" fo:letter-spacing="normal" fo:font-size="13pt" style:font-size-asian="13pt" style:font-size-complex="13pt" fo:language="es" fo:country="AR" style:language-asian="es" style:country-asian="AR"/>
    </style:style>
    <style:style style:name="P14" style:parent-style-name="Normal" style:family="paragraph">
      <style:paragraph-properties style:text-autospace="none" fo:text-align="justify" fo:line-height="150%"/>
    </style:style>
    <style:style style:name="P15" style:parent-style-name="Normal" style:family="paragraph">
      <style:paragraph-properties style:text-autospace="none" fo:text-align="justify" fo:line-height="150%"/>
    </style:style>
    <style:style style:name="T16" style:parent-style-name="Fuentedepárrafopredeter." style:family="text">
      <style:text-properties style:font-name="Caladea" style:font-name-complex="Caladea" fo:font-size="13pt" style:font-size-asian="13pt" style:font-size-complex="13pt" style:language-asian="es" style:country-asian="AR"/>
    </style:style>
    <style:style style:name="T17" style:parent-style-name="Fuentedepárrafopredeter." style:family="text">
      <style:text-properties style:font-name="Caladea" style:font-name-complex="Caladea" fo:font-size="13pt" style:font-size-asian="13pt" style:font-size-complex="13pt" style:language-asian="es" style:country-asian="AR"/>
    </style:style>
    <style:style style:name="T18" style:parent-style-name="Fuentedepárrafopredeter." style:family="text">
      <style:text-properties style:font-name="Caladea" style:font-name-complex="Caladea" fo:font-size="13pt" style:font-size-asian="13pt" style:font-size-complex="13pt" fo:language="es" fo:country="AR" style:language-asian="es" style:country-asian="AR"/>
    </style:style>
    <style:style style:name="T19" style:parent-style-name="Fuentedepárrafopredeter." style:family="text">
      <style:text-properties style:font-name="Caladea" style:font-name-complex="Caladea" fo:font-size="13pt" style:font-size-asian="13pt" style:font-size-complex="13pt" fo:language="es" fo:country="AR" style:language-asian="es" style:country-asian="AR"/>
    </style:style>
    <style:style style:name="P20" style:parent-style-name="Normal" style:family="paragraph">
      <style:paragraph-properties style:text-autospace="none" fo:text-align="justify" fo:line-height="150%"/>
    </style:style>
    <style:style style:name="T21" style:parent-style-name="Fuentedepárrafopredeter." style:family="text">
      <style:text-properties style:font-name="Caladea" style:font-name-complex="Caladea" fo:font-size="13pt" style:font-size-asian="13pt" style:font-size-complex="13pt" fo:language="es" fo:country="AR" style:language-asian="es" style:country-asian="AR"/>
    </style:style>
    <style:style style:name="T22" style:parent-style-name="Fuentedepárrafopredeter." style:family="text">
      <style:text-properties style:font-name="Caladea" style:font-name-complex="Caladea" fo:font-size="13pt" style:font-size-asian="13pt" style:font-size-complex="13pt" style:language-asian="es" style:country-asian="AR"/>
    </style:style>
    <style:style style:name="T23" style:parent-style-name="readonlyattribute" style:family="text">
      <style:text-properties style:font-name="Caladea" style:font-name-complex="Caladea" fo:font-size="13pt" style:font-size-asian="13pt" style:font-size-complex="13pt" fo:language="es" fo:country="AR" style:language-asian="es" style:country-asian="AR"/>
    </style:style>
    <style:style style:name="T24" style:parent-style-name="Fuentedepárrafopredeter." style:family="text">
      <style:text-properties style:font-name="Caladea" style:font-name-complex="Caladea" fo:font-size="13pt" style:font-size-asian="13pt" style:font-size-complex="13pt" fo:language="es" fo:country="AR" style:language-asian="es" style:country-asian="AR"/>
    </style:style>
    <style:style style:name="P25" style:parent-style-name="Normal" style:family="paragraph">
      <style:paragraph-properties style:text-autospace="none" fo:text-align="justify" fo:line-height="150%"/>
    </style:style>
    <style:style style:name="T26" style:parent-style-name="Fuentedepárrafopredeter." style:family="text">
      <style:text-properties style:font-name="Caladea" style:font-name-complex="Caladea" fo:font-size="13pt" style:font-size-asian="13pt" style:font-size-complex="13pt" fo:language="es" fo:country="AR" style:language-asian="es" style:country-asian="AR"/>
    </style:style>
  </office:automatic-styles>
  <office:body>
    <office:text text:use-soft-page-breaks="true">
      <text:p text:style-name="P1">CUMPLIMIENTO INSTANCIA PREVIA DE MEDIACIÓN</text:p>
      <text:p text:style-name="P12"><text:span text:style-name="T13">Actuación TICKET Nº <text:s/>{{TICKET}}</text:span></text:p>
      <text:p text:style-name="P14"/>
      <text:p text:style-name="P15"><text:span text:style-name="T16">En<text:s/></text:span><text:span text:style-name="T17">Mendoza, a los {{FECHA_CERTIFICADO}}, en Ticket iniciado por {{NOMBRE_SOLICITANTE}}, <text:s/>D.N.I. {{DNI_SOLICITANTE}},</text:span><text:span text:style-name="T18"><text:s/>y atento la<text:s/></text:span><text:span text:style-name="T19">información expresada por la misma, se advierte que la situación planteada encuadra en un supuesto todavía vigente de la Ley 26485.<text:s/></text:span></text:p>
      <text:p text:style-name="P20"><text:span text:style-name="T21">Por lo expuesto se da por cumplida la etapa previa de la Ley N° 9120 respecto de<text:s/></text:span><text:span text:style-name="T22">{{NOMBRE_PERSONA}}, DNI {{DNI_PERSONA}}</text:span><text:span text:style-name="T23">, extendiéndose</text:span><text:span text:style-name="T24"><text:s/>el presente certificado, que habilita a iniciar la vía judicial.<text:s/></text:span></text:p>
      <text:p text:style-name="P25"><text:span text:style-name="T26">Firma. {{AUTORIDAD_FIRMANTE}}. Firmado digitalmente en PDF (ver panel de firmas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Courier" svg:font-family="Courier" style:font-family-generic="modern" svg:panose-1="2 7 4 9 2 2 5 2 4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Roman 10cpi" svg:font-family="Roman 10cpi" style:font-family-generic="modern"/>
    <style:font-face style:name="Caladea" svg:font-family="Caladea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4916in">
        <style:background-fill draw:fill="solid"/>
      </style:paragraph-properties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s" fo:country="AR" style:language-asian="es" style:country-asian="AR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style:line-height-at-least="0.2166in"/>
      <style:text-properties style:font-name="Courier" style:font-name-complex="Courier" fo:font-weight="bold" style:font-weight-asian="bold" style:font-weight-complex="normal" style:rfc-language-tag="es-ES_tradnl" fo:language="es" fo:hyphenate="false"/>
    </style:style>
    <style:style style:name="Normal" style:display-name="Normal" style:family="paragraph">
      <style:paragraph-properties fo:text-align="center" style:line-height-at-least="0.1666in"/>
      <style:text-properties style:font-weight-complex="bold" fo:letter-spacing="-0.002in" fo:font-size="12pt" style:font-size-asian="12pt" style:font-size-complex="12pt" fo:language="es" fo:country="ES" style:language-asian="zh" style:country-asian="CN" fo:hyphenate="true"/>
    </style:style>
    <style:style style:name="Fuentedepárrafopredeter." style:display-name="Fuente de párrafo predeter." style:family="text"/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Fuentedepárrafopredeter.1" style:display-name="Fuente de párrafo predeter.1" style:family="text"/>
    <style:style style:name="TextodegloboCar" style:display-name="Texto de globo Car" style:family="text">
      <style:text-properties style:font-name="Segoe UI" style:font-name-complex="Segoe UI" style:font-weight-complex="bold" fo:letter-spacing="-0.002in" fo:font-size="9pt" style:font-size-asian="9pt" style:font-size-complex="9pt" fo:language="es" fo:country="ES"/>
    </style:style>
    <style:style style:name="TextoindependienteCar" style:display-name="Texto independiente Car" style:family="text">
      <style:text-properties style:font-name="Arial" style:font-name-complex="Arial" fo:font-size="12pt" style:font-size-asian="12pt" style:font-size-complex="12pt" fo:language="en" fo:country="US"/>
    </style:style>
    <style:style style:name="SubtítuloCar" style:display-name="Subtítulo Car" style:family="text">
      <style:text-properties style:font-name="Arial" style:font-name-complex="Arial" fo:font-weight="bold" style:font-weight-asian="bold" style:font-weight-complex="bold" fo:font-size="12pt" style:font-size-asian="12pt" style:font-size-complex="12pt" fo:language="en" fo:country="US"/>
    </style:style>
    <style:style style:name="Hipervínculo" style:display-name="Hipervínculo" style:family="text">
      <style:text-properties style:font-name-complex="Times New Roman" fo:color="#0000FF" style:text-underline-type="single" style:text-underline-style="solid" style:text-underline-width="auto" style:text-underline-mode="continuous" style:text-underline-color="font-color"/>
    </style:style>
    <style:style style:name="Textoennegrita" style:display-name="Texto en negrita" style:family="text">
      <style:text-properties fo:font-weight="bold" style:font-weight-asian="bold" style:font-weight-complex="bold"/>
    </style:style>
    <style:style style:name="TítuloCar" style:display-name="Título Car" style:family="text">
      <style:text-properties style:font-name="Roman 10cpi" style:font-name-asian="Times New Roman" style:font-name-complex="Roman 10cpi" fo:font-weight="bold" style:font-weight-asian="bold" style:font-weight-complex="bold" fo:color="#000000" fo:font-size="12pt" style:font-size-asian="12pt" style:font-size-complex="12pt" fo:language="en" fo:country="US" style:language-asian="es" style:country-asian="AR"/>
    </style:style>
    <style:style style:name="readonlyattribute" style:display-name="readonlyattribute" style:family="text" style:parent-style-name="Fuentedepárrafopredeter.1"/>
    <style:style style:name="readonlytextblock" style:display-name="readonlytextblock" style:family="text" style:parent-style-name="Fuentedepárrafopredeter.1"/>
    <style:style style:name="Título10" style:display-name="Título1" style:family="paragraph" style:parent-style-name="Normal" style:next-style-name="Textoindependiente">
      <style:paragraph-properties fo:widows="0" fo:orphans="0" style:text-autospace="none" fo:line-height="150%"/>
      <style:text-properties style:font-name="Roman 10cpi" style:font-name-complex="Roman 10cpi" fo:font-weight="bold" style:font-weight-asian="bold" fo:color="#000000" fo:letter-spacing="normal" fo:language="en" fo:country="US" style:language-asian="es" style:country-asian="AR" fo:hyphenate="true"/>
    </style:style>
    <style:style style:name="Textoindependiente" style:display-name="Texto independiente" style:family="paragraph" style:parent-style-name="Normal">
      <style:paragraph-properties fo:widows="0" fo:orphans="0" style:text-autospace="none" fo:text-align="justify" fo:line-height="100%"/>
      <style:text-properties style:font-name="Arial" style:font-name-complex="Arial" style:font-weight-complex="normal" fo:letter-spacing="normal" fo:language="en" fo:country="US" fo:hyphenate="true"/>
    </style:style>
    <style:style style:name="Lista" style:display-name="Lista" style:family="paragraph" style:parent-style-name="Textoindependiente">
      <style:text-properties fo:hyphenate="true"/>
    </style:style>
    <style:style style:name="Descripción" style:display-name="Descripción" style:family="paragraph" style:parent-style-name="Normal">
      <style:paragraph-properties text:number-lines="false" fo:margin-top="0.0833in" fo:margin-bottom="0.0833in"/>
      <style:text-properties style:font-name-complex="Arial" fo:font-style="italic" style:font-style-asian="italic" style:font-style-complex="italic" fo:hyphenate="true"/>
    </style:style>
    <style:style style:name="Índice" style:display-name="Índice" style:family="paragraph" style:parent-style-name="Normal">
      <style:paragraph-properties text:number-lines="false"/>
      <style:text-properties style:font-name-complex="Arial" fo:hyphenate="true"/>
    </style:style>
    <style:style style:name="Encabezado" style:display-name="Encabezado" style:family="paragraph" style:parent-style-name="Normal">
      <style:text-properties fo:hyphenate="true"/>
    </style:style>
    <style:style style:name="Piedepágina" style:display-name="Pie de página" style:family="paragraph" style:parent-style-name="Normal">
      <style:text-properties fo:hyphenate="true"/>
    </style:style>
    <style:style style:name="Textodeglobo" style:display-name="Texto de globo" style:family="paragraph" style:parent-style-name="Normal">
      <style:paragraph-properties fo:line-height="100%"/>
      <style:text-properties style:font-name="Segoe UI" style:font-name-complex="Segoe UI" fo:font-size="9pt" style:font-size-asian="9pt" style:font-size-complex="9pt" fo:hyphenate="true"/>
    </style:style>
    <style:style style:name="NormalWeb" style:display-name="Normal (Web)" style:family="paragraph" style:parent-style-name="Normal">
      <style:paragraph-properties fo:text-align="start" fo:margin-top="0.1944in" fo:margin-bottom="0.1944in" fo:line-height="100%"/>
      <style:text-properties style:font-weight-complex="normal" fo:letter-spacing="normal" fo:hyphenate="true"/>
    </style:style>
    <style:style style:name="Subtítulo" style:display-name="Subtítulo" style:family="paragraph" style:parent-style-name="Normal" style:next-style-name="Textoindependiente">
      <style:paragraph-properties fo:widows="0" fo:orphans="0" style:text-autospace="none" fo:line-height="100%"/>
      <style:text-properties style:font-name="Arial" style:font-name-complex="Arial" fo:font-weight="bold" style:font-weight-asian="bold" fo:letter-spacing="normal" fo:language="en" fo:country="US" fo:hyphenate="true"/>
    </style:style>
    <style:style style:name="Sinespaciado" style:display-name="Sin espaciado" style:family="paragraph">
      <style:paragraph-properties fo:text-align="center"/>
      <style:text-properties style:font-weight-complex="bold" fo:letter-spacing="-0.002in" fo:font-size="12pt" style:font-size-asian="12pt" style:font-size-complex="12pt" fo:language="es" fo:country="ES" style:language-asian="zh" style:country-asian="C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4in" style:print-orientation="portrait" fo:margin-top="0.3937in" fo:margin-left="1.9687in" fo:margin-bottom="0.3937in" fo:margin-right="0.7875in" style:num-format="1" style:writing-mode="lr-tb">
        <style:footnote-sep style:width="0.007in" style:rel-width="33%" style:color="#000000" style:line-style="solid" style:adjustment="center"/>
      </style:page-layout-properties>
      <style:header-style>
        <style:header-footer-properties style:dynamic-spacing="true" fo:min-height="1.575in"/>
      </style:header-style>
      <style:footer-style>
        <style:header-footer-properties style:dynamic-spacing="true" fo:min-height="0.7875in"/>
      </style:footer-style>
    </style:page-layout>
    <style:style style:name="P2" style:parent-style-name="Encabezado" style:family="paragraph">
      <style:paragraph-properties fo:line-height="100%">
        <style:tab-stops>
          <style:tab-stop style:type="left" style:position="-0.5in"/>
        </style:tab-stops>
      </style:paragraph-properties>
      <style:text-properties fo:hyphenate="false"/>
    </style:style>
    <style:style style:name="T3" style:parent-style-name="Fuentedepárrafopredeter." style:family="text">
      <style:text-properties fo:font-size="10pt" style:font-size-asian="10pt"/>
    </style:style>
    <style:style style:name="P4" style:parent-style-name="Encabezado" style:family="paragraph">
      <style:paragraph-properties fo:line-height="100%">
        <style:tab-stops>
          <style:tab-stop style:type="left" style:position="-0.5in"/>
        </style:tab-stops>
      </style:paragraph-properties>
      <style:text-properties fo:font-size="10pt" style:font-size-asian="10pt" fo:hyphenate="false"/>
    </style:style>
    <style:style style:name="P5" style:parent-style-name="Encabezado" style:family="paragraph">
      <style:paragraph-properties fo:line-height="100%">
        <style:tab-stops>
          <style:tab-stop style:type="left" style:position="-0.5in"/>
        </style:tab-stops>
      </style:paragraph-properties>
      <style:text-properties fo:font-size="10pt" style:font-size-asian="10pt" fo:hyphenate="false"/>
    </style:style>
    <style:style style:name="P6" style:parent-style-name="Encabezado" style:family="paragraph">
      <style:paragraph-properties fo:line-height="100%">
        <style:tab-stops>
          <style:tab-stop style:type="left" style:position="-0.5in"/>
        </style:tab-stops>
      </style:paragraph-properties>
      <style:text-properties fo:font-size="10pt" style:font-size-asian="10pt" fo:hyphenate="false"/>
    </style:style>
    <style:style style:name="P7" style:parent-style-name="Encabezado" style:family="paragraph">
      <style:paragraph-properties fo:line-height="100%">
        <style:tab-stops>
          <style:tab-stop style:type="left" style:position="-0.5in"/>
        </style:tab-stops>
      </style:paragraph-properties>
      <style:text-properties fo:font-size="10pt" style:font-size-asian="10pt" fo:hyphenate="false"/>
    </style:style>
    <style:style style:name="P8" style:parent-style-name="Encabezado" style:family="paragraph">
      <style:paragraph-properties fo:line-height="100%">
        <style:tab-stops>
          <style:tab-stop style:type="left" style:position="-0.5in"/>
        </style:tab-stops>
      </style:paragraph-properties>
      <style:text-properties fo:font-size="10pt" style:font-size-asian="10pt" style:rfc-language-tag="es-ES_tradnl" fo:language="es" fo:hyphenate="false"/>
    </style:style>
    <style:style style:name="P9" style:parent-style-name="Normal" style:family="paragraph">
      <style:paragraph-properties fo:margin-top="0.0972in" fo:line-height="0.0694in"/>
      <style:text-properties fo:font-size="5pt" style:font-size-asian="5pt" style:font-size-complex="5pt"/>
    </style:style>
    <style:style style:name="P10" style:parent-style-name="Normal" style:family="paragraph">
      <style:paragraph-properties fo:text-align="justify" style:line-height-at-least="0.2166in">
        <style:tab-stops>
          <style:tab-stop style:type="right" style:position="6.2979in"/>
        </style:tab-stops>
      </style:paragraph-properties>
      <style:text-properties fo:hyphenate="false"/>
    </style:style>
    <style:style style:name="T11" style:parent-style-name="Fuentedepárrafopredeter." style:family="text">
      <style:text-properties style:rfc-language-tag="es-ES_tradnl" fo:language="es"/>
    </style:style>
    <style:style style:family="graphic" style:name="a0" style:parent-style-name="Graphics">
      <style:graphic-properties fo:border="0.01042in none" fo:background-color="#ffffff" draw:opacity="0%" fo:clip="rect(0.00102in, 0in, 0.00102in, 0in)"/>
    </style:style>
  </office:automatic-styles>
  <office:master-styles>
    <style:master-page style:name="MP0" style:page-layout-name="PL0">
      <style:header>
        <text:p text:style-name="P2"><text:span text:style-name="T3"><draw:frame draw:style-name="a0" draw:name="Imagen 1" text:anchor-type="as-char" svg:x="0in" svg:y="0in" svg:width="3.95208in" svg:height="1.02431in" style:rel-width="scale" style:rel-height="scale"><draw:image xlink:href="media/image1.png" xlink:type="simple" xlink:show="embed" xlink:actuate="onLoad"/><svg:title/><svg:desc/></draw:frame></text:span></text:p>
        <text:p text:style-name="P4"/>
        <text:p text:style-name="P5"/>
        <text:p text:style-name="P6"/>
        <text:p text:style-name="P7"/>
        <text:p text:style-name="P8"/>
      </style:header>
      <style:footer>
        <text:p text:style-name="P9"/>
        <text:p text:style-name="P10"><text:span text:style-name="T11"><text:tab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subject/>
    <meta:initial-creator>Usuario</meta:initial-creator>
    <dc:creator>Renzo Bloise</dc:creator>
    <meta:creation-date>2025-03-16T23:22:00Z</meta:creation-date>
    <dc:date>2025-07-28T01:36:00Z</dc:date>
    <meta:print-date>2024-09-25T12:20:00Z</meta:print-date>
    <meta:template xlink:href="Normal" xlink:type="simple"/>
    <meta:editing-cycles>3</meta:editing-cycles>
    <meta:editing-duration>PT0S</meta:editing-duration>
    <meta:document-statistic meta:page-count="1" meta:paragraph-count="1" meta:word-count="95" meta:character-count="620" meta:row-count="4" meta:non-whitespace-character-count="526"/>
  </office:meta>
</office:document-meta>
</file>